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SavingEnvironment.isResponseModified( long cacheLastModifi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SavingEnvironment.FileSavingEnvironment( String uri , File context , Map attributes , Map parameters , Map headers , Map links , List gatheredLinks , CommandLineContext cliContext , OutputStream stream , Logger 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avingEnvironment.FileSavingEnvironment( String uri , long lastModified , File context , Map attributes , Map parameters , Map headers , Map links , List gatheredLinks , CommandLineContext cliContext , OutputStream stream , Logger lo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ileSavingEnvironment.setResponseIsNo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avingEnvironment.is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